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39cm" table:align="left" style:writing-mode="lr-tb"/>
    </style:style>
    <style:style style:name="Таблица1.A" style:family="table-column">
      <style:table-column-properties style:column-width="4.955cm"/>
    </style:style>
    <style:style style:name="Таблица1.B" style:family="table-column">
      <style:table-column-properties style:column-width="2.646cm"/>
    </style:style>
    <style:style style:name="Таблица1.C" style:family="table-column">
      <style:table-column-properties style:column-width="2.598cm"/>
    </style:style>
    <style:style style:name="Таблица1.D" style:family="table-column">
      <style:table-column-properties style:column-width="2.977cm"/>
    </style:style>
    <style:style style:name="Таблица1.E" style:family="table-column">
      <style:table-column-properties style:column-width="3.863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1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C2" style:family="table-cell" style:data-style-name="N11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1.14" style:family="table-row">
      <style:table-row-properties style:min-row-height="1.254cm" style:keep-together="true" fo:keep-together="auto"/>
    </style:style>
    <style:style style:name="Таблица2" style:family="table">
      <style:table-properties style:width="17.42cm" fo:margin-left="0.037cm" fo:margin-right="-0.457cm" table:align="margins" style:writing-mode="lr-tb"/>
    </style:style>
    <style:style style:name="Таблица2.A" style:family="table-column">
      <style:table-column-properties style:column-width="4.974cm" style:rel-column-width="18712*"/>
    </style:style>
    <style:style style:name="Таблица2.B" style:family="table-column">
      <style:table-column-properties style:column-width="2.778cm" style:rel-column-width="10451*"/>
    </style:style>
    <style:style style:name="Таблица2.C" style:family="table-column">
      <style:table-column-properties style:column-width="2.725cm" style:rel-column-width="10252*"/>
    </style:style>
    <style:style style:name="Таблица2.D" style:family="table-column">
      <style:table-column-properties style:column-width="3.254cm" style:rel-column-width="12243*"/>
    </style:style>
    <style:style style:name="Таблица2.E" style:family="table-column">
      <style:table-column-properties style:column-width="3.688cm" style:rel-column-width="1387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2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2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3" style:family="table">
      <style:table-properties style:width="17.321cm" fo:margin-left="0cm" table:align="left" style:writing-mode="lr-tb"/>
    </style:style>
    <style:style style:name="Таблица3.A" style:family="table-column">
      <style:table-column-properties style:column-width="4.046cm"/>
    </style:style>
    <style:style style:name="Таблица3.B" style:family="table-column">
      <style:table-column-properties style:column-width="4.233cm"/>
    </style:style>
    <style:style style:name="Таблица3.C" style:family="table-column">
      <style:table-column-properties style:column-width="3.164cm"/>
    </style:style>
    <style:style style:name="Таблица3.D" style:family="table-column">
      <style:table-column-properties style:column-width="2.154cm"/>
    </style:style>
    <style:style style:name="Таблица3.E" style:family="table-column">
      <style:table-column-properties style:column-width="3.7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3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3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3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4" style:family="table">
      <style:table-properties style:width="17.376cm" fo:margin-left="0.037cm" fo:margin-right="-0.413cm" table:align="margins" style:writing-mode="lr-tb"/>
    </style:style>
    <style:style style:name="Таблица4.A" style:family="table-column">
      <style:table-column-properties style:column-width="5.74cm" style:rel-column-width="3254*"/>
    </style:style>
    <style:style style:name="Таблица4.B" style:family="table-column">
      <style:table-column-properties style:column-width="2.91cm" style:rel-column-width="1650*"/>
    </style:style>
    <style:style style:name="Таблица4.C" style:family="table-column">
      <style:table-column-properties style:column-width="2.249cm" style:rel-column-width="1275*"/>
    </style:style>
    <style:style style:name="Таблица4.D" style:family="table-column">
      <style:table-column-properties style:column-width="2.99cm" style:rel-column-width="1695*"/>
    </style:style>
    <style:style style:name="Таблица4.E" style:family="table-column">
      <style:table-column-properties style:column-width="3.487cm" style:rel-column-width="1977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="0.097cm" fo:border-left="0.002cm solid #000000" fo:border-right="none" fo:border-top="0.002cm solid #000000" fo:border-bottom="0.018cm solid #000000" style:writing-mode="lr-tb"/>
    </style:style>
    <style:style style:name="Таблица4.B1" style:family="table-cell">
      <style:table-cell-properties style:vertical-align="top" fo:padding="0.097cm" fo:border-left="0.018cm solid #000000" fo:border-right="none" fo:border-top="0.002cm solid #000000" fo:border-bottom="0.018cm solid #000000" style:writing-mode="lr-tb"/>
    </style:style>
    <style:style style:name="Таблица4.E1" style:family="table-cell">
      <style:table-cell-properties style:vertical-align="top" fo:padding="0.097cm" fo:border-left="0.018cm solid #000000" fo:border-right="0.002cm solid #000000" fo:border-top="0.002cm solid #000000" fo:border-bottom="0.018cm solid #000000" style:writing-mode="lr-tb"/>
    </style:style>
    <style:style style:name="Таблица4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C2" style:family="table-cell" style:data-style-name="N37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font-weight="bold" style:font-weight-asian="bold"/>
    </style:style>
    <style:style style:name="P10" style:family="paragraph" style:parent-style-name="Table_20_Contents">
      <style:paragraph-properties style:snap-to-layout-grid="false"/>
      <style:text-properties fo:language="en" fo:country="US"/>
    </style:style>
    <style:style style:name="P11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2" style:family="paragraph" style:parent-style-name="Table_20_Contents">
      <style:paragraph-properties style:snap-to-layout-grid="false"/>
      <style:text-properties fo:language="ru" fo:country="RU"/>
    </style:style>
    <style:style style:name="P13" style:family="paragraph" style:parent-style-name="Table_20_Contents">
      <style:paragraph-properties style:snap-to-layout-grid="false"/>
    </style:style>
    <style:style style:name="P14" style:family="paragraph" style:parent-style-name="Table_20_Contents">
      <style:paragraph-properties style:snap-to-layout-grid="false"/>
      <style:text-properties fo:language="en" fo:country="US"/>
    </style:style>
    <style:style style:name="P15" style:family="paragraph" style:parent-style-name="Table_20_Contents">
      <style:paragraph-properties style:snap-to-layout-grid="false"/>
    </style:style>
    <style:style style:name="P16" style:family="paragraph" style:parent-style-name="Table_20_Contents">
      <style:paragraph-properties style:snap-to-layout-grid="false"/>
      <style:text-properties fo:language="ru" fo:country="RU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Задачи за прошедшую неделю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8">Планируемые задачи на прошедшую неделю</text:p>
          </table:table-cell>
          <table:table-cell table:style-name="Таблица1.A1" office:value-type="string">
            <text:p text:style-name="P8">Ожидаемый результат, критерий успешности</text:p>
          </table:table-cell>
          <table:table-cell table:style-name="Таблица1.A1" office:value-type="string">
            <text:p text:style-name="P8">Степень выполнения %</text:p>
          </table:table-cell>
          <table:table-cell table:style-name="Таблица1.A1" office:value-type="string">
            <text:p text:style-name="P8">Плановая / фактическая трудоемкость, час</text:p>
          </table:table-cell>
          <table:table-cell table:style-name="Таблица1.E1" office:value-type="string">
            <text:p text:style-name="P8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3"><text:span text:style-name="T2">Работы по </text:span><text:span text:style-name="T1">QA</text:span><text:span text:style-name="T2"> Vertigo</text:span>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C2" office:value-type="percentage" office:value="1">
            <text:p text:style-name="P12">100,00%</text:p>
          </table:table-cell>
          <table:table-cell table:style-name="Таблица1.A2" office:value-type="string">
            <text:p text:style-name="P13"><text:span text:style-name="T2">12</text:span><text:span text:style-name="T1">0 </text:span><text:span text:style-name="T2">часов / </text:span><text:span text:style-name="T1">98</text:span><text:span text:style-name="T2"> часов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2">Митинг по нагрузочному тестированию <text:span text:style-name="T1">Vertigo</text:span>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2" office:value-type="percentage" office:value="0">
            <text:p text:style-name="P12">0,00%</text:p>
          </table:table-cell>
          <table:table-cell table:style-name="Таблица1.A2" office:value-type="string">
            <text:p text:style-name="P12"><text:span text:style-name="T1">2</text:span> часа / 0 часов</text:p>
          </table:table-cell>
          <table:table-cell table:style-name="Таблица1.E2" office:value-type="string">
            <text:p text:style-name="P12">Не было необходимости</text:p>
          </table:table-cell>
        </table:table-row>
        <table:table-row table:style-name="Таблица1.1">
          <table:table-cell table:style-name="Таблица1.A2" office:value-type="string">
            <text:p text:style-name="P12">Митинги 1-1 с сотрудниками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2" office:value-type="percentage" office:value="1">
            <text:p text:style-name="P12">100,00%</text:p>
          </table:table-cell>
          <table:table-cell table:style-name="Таблица1.A2" office:value-type="string">
            <text:p text:style-name="P12">2 часа / 2 часа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Разработка скриптов для <text:span text:style-name="T1">нагруженных кейсов.</text:span>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2" office:value-type="percentage" office:value="1">
            <text:p text:style-name="P12">100,00%</text:p>
          </table:table-cell>
          <table:table-cell table:style-name="Таблица1.A2" office:value-type="string">
            <text:p text:style-name="P13"><text:span text:style-name="T2">20</text:span> час<text:span text:style-name="T2">ов </text:span><text:span text:style-name="T1">/ 32 </text:span><text:span text:style-name="T2">часа</text:span>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Контроль и планирование работ по Vertigo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2" office:value-type="percentage" office:value="1">
            <text:p text:style-name="P12">100,00%</text:p>
          </table:table-cell>
          <table:table-cell table:style-name="Таблица1.A2" office:value-type="string">
            <text:p text:style-name="P12">5 часов / 1 час</text:p>
          </table:table-cell>
          <table:table-cell table:style-name="Таблица1.E2" office:value-type="string">
            <text:p text:style-name="P12">Не было необходимости</text:p>
          </table:table-cell>
        </table:table-row>
        <table:table-row table:style-name="Таблица1.1">
          <table:table-cell table:style-name="Таблица1.A2" office:value-type="string">
            <text:p text:style-name="P12">Подготовка и проведение командного QA митинга.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C2" office:value-type="percentage" office:value="1">
            <text:p text:style-name="P12">100,00%</text:p>
          </table:table-cell>
          <table:table-cell table:style-name="Таблица1.A2" office:value-type="string">
            <text:p text:style-name="P12">12 часов / 12 часов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Работа с <text:span text:style-name="T1">UpWork</text:span>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2" office:value-type="percentage" office:value="1">
            <text:p text:style-name="P12">100,00%</text:p>
          </table:table-cell>
          <table:table-cell table:style-name="Таблица1.A2" office:value-type="string">
            <text:p text:style-name="P12">5 часов / 0 часов</text:p>
          </table:table-cell>
          <table:table-cell table:style-name="Таблица1.E2" office:value-type="string">
            <text:p text:style-name="P12">Занятость на <text:span text:style-name="T1">Blazemeter</text:span></text:p>
          </table:table-cell>
        </table:table-row>
        <table:table-row table:style-name="Таблица1.1">
          <table:table-cell table:style-name="Таблица1.A2" office:value-type="string">
            <text:p text:style-name="P12">Подготовка еженедельной отчетности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2" office:value-type="percentage" office:value="1">
            <text:p text:style-name="P10">100,00%</text:p>
          </table:table-cell>
          <table:table-cell table:style-name="Таблица1.A2" office:value-type="string">
            <text:p text:style-name="P12">1 час <text:span text:style-name="T1">/ 1 </text:span>час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Разработка авто-тестов <text:span text:style-name="T1">MPN</text:span>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2" office:value-type="percentage" office:value="0">
            <text:p text:style-name="P12">0,00%</text:p>
          </table:table-cell>
          <table:table-cell table:style-name="Таблица1.A2" office:value-type="string">
            <text:p text:style-name="P12"><text:span text:style-name="T1">8</text:span> часов / 0 часов</text:p>
          </table:table-cell>
          <table:table-cell table:style-name="Таблица1.E2" office:value-type="string">
            <text:p text:style-name="P12">Перенос на январь.</text:p>
          </table:table-cell>
        </table:table-row>
        <table:table-row table:style-name="Таблица1.1">
          <table:table-cell table:style-name="Таблица1.A2" office:value-type="string">
            <text:p text:style-name="P12">Обновление инструкции И-05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2" office:value-type="percentage" office:value="0">
            <text:p text:style-name="P12">0,00%</text:p>
          </table:table-cell>
          <table:table-cell table:style-name="Таблица1.A2" office:value-type="string">
            <text:p text:style-name="P12">4 часа / 0 часов</text:p>
          </table:table-cell>
          <table:table-cell table:style-name="Таблица1.E2" office:value-type="string">
            <text:p text:style-name="P12">Занятость на <text:span text:style-name="T1">Blazemeter</text:span></text:p>
          </table:table-cell>
        </table:table-row>
        <table:table-row table:style-name="Таблица1.1">
          <table:table-cell table:style-name="Таблица1.A2" office:value-type="string">
            <text:p text:style-name="P12">Согласование бюджета по обновлению аппаратной части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2" office:value-type="percentage" office:value="1">
            <text:p text:style-name="P12">100,00%</text:p>
          </table:table-cell>
          <table:table-cell table:style-name="Таблица1.A2" office:value-type="string">
            <text:p text:style-name="P12">1 час / 1 час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Создание инструкции по оценке задач тестирования.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2" office:value-type="percentage" office:value="1">
            <text:p text:style-name="P12">100,00%</text:p>
          </table:table-cell>
          <table:table-cell table:style-name="Таблица1.A2" office:value-type="string">
            <text:p text:style-name="P12">8 часов / 8 часов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4">
          <table:table-cell table:style-name="Таблица1.A2" office:value-type="string">
            <text:p text:style-name="P12">Написание статьи для <text:span text:style-name="T1">Blazemeter blog</text:span>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2" office:value-type="percentage" office:value="1">
            <text:p text:style-name="P12">100,00%</text:p>
          </table:table-cell>
          <table:table-cell table:style-name="Таблица1.A2" office:value-type="string">
            <text:p text:style-name="P12"><text:span text:style-name="T1">1</text:span>2 часов / 15 часов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Подготовка плана тестирования по <text:span text:style-name="T1">SSD </text:span>контроллеру.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2" office:value-type="percentage" office:value="0.9">
            <text:p text:style-name="P12">90,00%</text:p>
          </table:table-cell>
          <table:table-cell table:style-name="Таблица1.A2" office:value-type="string">
            <text:p text:style-name="P12">8 часов / 6 часов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Работа с ресурсами, продвижение <text:span text:style-name="T1">Blazemeter </text:span>статей.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2" office:value-type="percentage" office:value="1">
            <text:p text:style-name="P12">100,00%</text:p>
          </table:table-cell>
          <table:table-cell table:style-name="Таблица1.A2" office:value-type="string">
            <text:p text:style-name="P12">5 часов / 2 часа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<text:span text:style-name="T1"/></text:p>
          </table:table-cell>
          <table:table-cell table:style-name="Таблица1.B2">
            <text:p text:style-name="P10"/>
          </table:table-cell>
          <table:table-cell table:style-name="Таблица1.C2">
            <text:p text:style-name="P12"/>
          </table:table-cell>
          <table:table-cell table:style-name="Таблица1.A2" office:value-type="string">
            <text:p text:style-name="P10"><text:span text:style-name="T2"/>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>
            <text:p text:style-name="P12"/>
          </table:table-cell>
          <table:table-cell table:style-name="Таблица1.C2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E2" office:value-type="string">
            <text:p text:style-name="P12"/>
          </table:table-cell>
        </table:table-row>
      </table:table>
      <text:p text:style-name="P2"/>
      <text:p text:style-name="P3">Внеплановые задач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8">Внеплановые задачи за прошедшую неделю</text:p>
          </table:table-cell>
          <table:table-cell table:style-name="Таблица2.A1" office:value-type="string">
            <text:p text:style-name="P8">Ожидаемый результат, критерий успешности</text:p>
          </table:table-cell>
          <table:table-cell table:style-name="Таблица2.A1" office:value-type="string">
            <text:p text:style-name="P8">Степень выполнения %</text:p>
          </table:table-cell>
          <table:table-cell table:style-name="Таблица2.A1" office:value-type="string">
            <text:p text:style-name="P8">Фактическая трудоемкость, час</text:p>
          </table:table-cell>
          <table:table-cell table:style-name="Таблица2.E1" office:value-type="string">
            <text:p text:style-name="P8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2">Проверка заданий перспективного кандидата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A2" office:value-type="string">
            <text:p text:style-name="P10"><text:span text:style-name="T2">1</text:span> час</text:p>
          </table:table-cell>
          <table:table-cell table:style-name="Таблица2.E2" office:value-type="string">
            <text:p text:style-name="P9"/>
          </table:table-cell>
        </table:table-row>
      </table:table>
      <text:p text:style-name="P1"/>
      <text:p text:style-name="P7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  <table:table-row table:style-name="Таблица3.1"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4"/>
          </table:table-cell>
          <table:table-cell table:style-name="Таблица3.E2" office:value-type="string">
            <text:p text:style-name="P4"/>
          </table:table-cell>
        </table:table-row>
      </table:table>
      <text:p text:style-name="P1"/>
      <text:p text:style-name="P7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">Работы по </text:span><text:span text:style-name="T1">QA</text:span><text:span text:style-name="T2"> Vertigo</text:span>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C2" office:value-type="date" office:date-value="2017-01-15">
            <text:p text:style-name="P12">15.01.17</text:p>
          </table:table-cell>
          <table:table-cell table:style-name="Таблица4.A2" office:value-type="string">
            <text:p text:style-name="P13"><text:span text:style-name="T2">20</text:span><text:span text:style-name="T1">0 </text:span><text:span text:style-name="T2">часов</text:span></text:p>
          </table:table-cell>
          <table:table-cell table:style-name="Таблица4.E2" office:value-type="string">
            <text:p text:style-name="P13">Команда</text:p>
          </table:table-cell>
        </table:table-row>
        <table:table-row table:style-name="Таблица4.1">
          <table:table-cell table:style-name="Таблица4.A2" office:value-type="string">
            <text:p text:style-name="P12">Разработка <text:s/>и запуск скриптов для <text:span text:style-name="T1">нагруженных кейсов.</text:span>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C2" office:value-type="date" office:date-value="2017-01-15">
            <text:p text:style-name="P12">15.01.17</text:p>
          </table:table-cell>
          <table:table-cell table:style-name="Таблица4.A2" office:value-type="string">
            <text:p text:style-name="P13"><text:span text:style-name="T2">30</text:span> час<text:span text:style-name="T2">ов</text:span></text:p>
          </table:table-cell>
          <table:table-cell table:style-name="Таблица4.E2" office:value-type="string">
            <text:p text:style-name="P12">Дудник В.</text:p>
          </table:table-cell>
        </table:table-row>
        <table:table-row table:style-name="Таблица4.1">
          <table:table-cell table:style-name="Таблица4.A2" office:value-type="string">
            <text:p text:style-name="P12">Подготовка и проведение командного QA митинга.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C2" office:value-type="date" office:date-value="2017-01-11">
            <text:p text:style-name="P12">11.01.17</text:p>
          </table:table-cell>
          <table:table-cell table:style-name="Таблица4.A2" office:value-type="string">
            <text:p text:style-name="P12">12 часов</text:p>
          </table:table-cell>
          <table:table-cell table:style-name="Таблица4.E2" office:value-type="string">
            <text:p text:style-name="P12">Команда</text:p>
          </table:table-cell>
        </table:table-row>
        <table:table-row table:style-name="Таблица4.1">
          <table:table-cell table:style-name="Таблица4.A2" office:value-type="string">
            <text:p text:style-name="P12">Подготовка еженедельной отчетности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C2" office:value-type="date" office:date-value="2017-01-15">
            <text:p text:style-name="P12">15.01.17</text:p>
          </table:table-cell>
          <table:table-cell table:style-name="Таблица4.A2" office:value-type="string">
            <text:p text:style-name="P12">1 час</text:p>
          </table:table-cell>
          <table:table-cell table:style-name="Таблица4.E2" office:value-type="string">
            <text:p text:style-name="P12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2">Разработка авто-тестов <text:span text:style-name="T1">MPN</text:span>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A2" office:value-type="string">
            <text:p text:style-name="P10"><text:span text:style-name="T2">15</text:span>.<text:span text:style-name="T2">01</text:span>.1<text:span text:style-name="T2">7</text:span></text:p>
          </table:table-cell>
          <table:table-cell table:style-name="Таблица4.A2" office:value-type="string">
            <text:p text:style-name="P12">16 часов</text:p>
          </table:table-cell>
          <table:table-cell table:style-name="Таблица4.E2" office:value-type="string">
            <text:p text:style-name="P12">Шепелева Ю.</text:p>
          </table:table-cell>
        </table:table-row>
        <table:table-row table:style-name="Таблица4.1">
          <table:table-cell table:style-name="Таблица4.A2" office:value-type="string">
            <text:p text:style-name="P12">Составление бюджета отдела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C2" office:value-type="date" office:date-value="2017-01-10">
            <text:p text:style-name="P12">10.01.17</text:p>
          </table:table-cell>
          <table:table-cell table:style-name="Таблица4.A2" office:value-type="string">
            <text:p text:style-name="P12">1 час</text:p>
          </table:table-cell>
          <table:table-cell table:style-name="Таблица4.E2" office:value-type="string">
            <text:p text:style-name="P12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2">Закончить и отправить плана тестирования по <text:span text:style-name="T1">SSD </text:span>контроллеру <text:span text:style-name="T1">Promobit</text:span>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A2" office:value-type="string">
            <text:p text:style-name="P12"><text:span text:style-name="T1">09</text:span>.<text:span text:style-name="T1">01</text:span>.1<text:span text:style-name="T1">7</text:span></text:p>
          </table:table-cell>
          <table:table-cell table:style-name="Таблица4.A2" office:value-type="string">
            <text:p text:style-name="P12"><text:span text:style-name="T1">1</text:span> час</text:p>
          </table:table-cell>
          <table:table-cell table:style-name="Таблица4.E2" office:value-type="string">
            <text:p text:style-name="P12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2">Работа с <text:span text:style-name="T1">UI </text:span>автотестами <text:span text:style-name="T1">Vertigo</text:span>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A2" office:value-type="string">
            <text:p text:style-name="P12"><text:span text:style-name="T1">13</text:span>.<text:span text:style-name="T1">01</text:span>.1<text:span text:style-name="T1">7</text:span></text:p>
          </table:table-cell>
          <table:table-cell table:style-name="Таблица4.A2" office:value-type="string">
            <text:p text:style-name="P12">32 часа</text:p>
          </table:table-cell>
          <table:table-cell table:style-name="Таблица4.E2" office:value-type="string">
            <text:p text:style-name="P12">Мазур Р.</text:p>
          </table:table-cell>
        </table:table-row>
        <table:table-row table:style-name="Таблица4.1">
          <table:table-cell table:style-name="Таблица4.A2" office:value-type="string">
            <text:p text:style-name="P12">Работа по <text:span text:style-name="T1">Jmeter </text:span>на <text:span text:style-name="T1">Jnetdirect</text:span>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C2" office:value-type="date" office:date-value="2017-01-13">
            <text:p text:style-name="P10">13.01.17</text:p>
          </table:table-cell>
          <table:table-cell table:style-name="Таблица4.A2" office:value-type="string">
            <text:p text:style-name="P10">8 <text:span text:style-name="T2">часов</text:span></text:p>
          </table:table-cell>
          <table:table-cell table:style-name="Таблица4.E2" office:value-type="string">
            <text:p text:style-name="P12">Дудник В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creation-date>2015-04-07T10:27:00</meta:creation-date>
    <dc:date>2017-01-09T13:52:43.11</dc:date>
    <meta:editing-cycles>49</meta:editing-cycles>
    <meta:editing-duration>PT18H53M24S</meta:editing-duration>
    <meta:generator>OpenOffice/4.1.2$Win32 OpenOffice.org_project/412m3$Build-9782</meta:generator>
    <dc:creator>Firsanov Konstantin</dc:creator>
    <meta:document-statistic meta:table-count="4" meta:image-count="0" meta:object-count="0" meta:page-count="4" meta:paragraph-count="138" meta:word-count="381" meta:character-count="2416"/>
  </office:meta>
</office:document-meta>
</file>